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p100k" table:style-name="ta1">
        <table:shapes>
          <draw:frame draw:z-index="0" draw:style-name="gr1" draw:text-style-name="P1" svg:width="15.999cm" svg:height="8.999cm" svg:x="9.403cm" svg:y="67.382cm">
            <draw:object draw:notify-on-update-of-ranges="top100k.B4:top100k.B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9cm" svg:height="8.996cm" svg:x="25.828cm" svg:y="67.455cm">
            <draw:object draw:notify-on-update-of-ranges="top100k.B195:top100k.B2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ding top100k.7.pcap...</text:p>
          </table:table-cell>
          <table:table-cell/>
        </table:table-row>
        <table:table-row table:style-name="ro1">
          <table:table-cell office:value-type="string" calcext:value-type="string">
            <text:p>0: 192.168.1.33:50458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69987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3891" calcext:value-type="float">
            <text:p>3238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891" calcext:value-type="float">
            <text:p>88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010" calcext:value-type="float">
            <text:p>210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688" calcext:value-type="float">
            <text:p>266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934" calcext:value-type="float">
            <text:p>339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089" calcext:value-type="float">
            <text:p>35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975" calcext:value-type="float">
            <text:p>349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3573" calcext:value-type="float">
            <text:p>335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106" calcext:value-type="float">
            <text:p>301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334" calcext:value-type="float">
            <text:p>223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680" calcext:value-type="float">
            <text:p>176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986" calcext:value-type="float">
            <text:p>149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96" calcext:value-type="float">
            <text:p>117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33" calcext:value-type="float">
            <text:p>93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91372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1211" calcext:value-type="float">
            <text:p>1612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5550" calcext:value-type="float">
            <text:p>3755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166" calcext:value-type="float">
            <text:p>481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793" calcext:value-type="float">
            <text:p>697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9286" calcext:value-type="float">
            <text:p>692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832" calcext:value-type="float">
            <text:p>558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0429" calcext:value-type="float">
            <text:p>404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920" calcext:value-type="float">
            <text:p>169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1: 192.168.1.33:50459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2: 192.168.1.33:50460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3: 192.168.1.33:50461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4: 192.168.1.33:50470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3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5: 192.168.1.33:50471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3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6: 192.168.1.33:50472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7: 192.168.1.33:50474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3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4T17:43:21.371000000</dc:date>
    <meta:editing-duration>PT3M5S</meta:editing-duration>
    <meta:editing-cycles>1</meta:editing-cycles>
    <meta:document-statistic meta:table-count="1" meta:cell-count="725" meta:object-count="2"/>
    <meta:generator>LibreOffice/7.0.2.2$Windows_X86_64 LibreOffice_project/8349ace3c3162073abd90d81fd06dcfb6b36b9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top100k.B4:top100k.B193" svg:x="0.32cm" svg:y="0.18cm" svg:width="13.097cm" svg:height="8.64cm">
          <chart:coordinate-region svg:x="1.682cm" svg:y="0.301cm" svg:width="11.735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p100k.B4:top100k.B193" chart:class="chart:bar">
            <chart:data-point chart:repeated="1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891">
                <text:p>323891</text:p>
                <draw:g>
                  <svg:desc>top100k.B4:top100k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91">
                <text:p>8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10">
                <text:p>210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934">
                <text:p>33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75">
                <text:p>3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73">
                <text:p>33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106">
                <text:p>30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34">
                <text:p>22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86">
                <text:p>14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96">
                <text:p>11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33">
                <text:p>9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legend chart:legend-position="end" svg:x="13.747cm" svg:y="4.199cm" style:legend-expansion="high" chart:style-name="ch2"/>
        <chart:plot-area chart:style-name="ch3" table:cell-range-address="top100k.B195:top100k.B228" svg:x="0.32cm" svg:y="0.179cm" svg:width="13.107cm" svg:height="8.639cm">
          <chart:coordinate-region svg:x="1.682cm" svg:y="0.379cm" svg:width="11.745cm" svg:height="7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p100k.B195:top100k.B228" chart:class="chart:ba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211">
                <text:p>161211</text:p>
                <draw:g>
                  <svg:desc>top100k.B195:top100k.B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550">
                <text:p>375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20">
                <text:p>24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166">
                <text:p>48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793">
                <text:p>69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286">
                <text:p>69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832">
                <text:p>55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29">
                <text:p>40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20">
                <text:p>169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